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BeanJXPathBinding.InsertBeanJXPathBinding( JXPathBindingBuilderBase . CommonAttributes commonAtts , String className , String add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ertBeanJXPathBinding.doSave( Widget frmModel , JXPathContext jxp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sertBean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ertBean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